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Charset.equals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harset.Unknown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harset.equal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harset.allows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harset.ge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hars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